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END: table-cell styles CustomTableOddColumnCell -->
    <!-- BEGIN: OFFICE:AUTOMATIC-STYLES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!-- END: OFFICE:AUTOMATIC-STYLES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	<style:columns fo:column-count="1" fo:column-gap="0cm"/> -->
    <!--	<style:background-image/> -->
    <!--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!-- BEGIN: TEXT:SEQUENCE-DECLS --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END: TEXT:SEQUENCE-DECLS --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0c72ff1">1. Contents</text:a></text:p>
        </text:index-body>
      </text:table-of-content>
      <!-- BEGIN: OFFICE:TEXT/CONTENTS -->
      <text:p text:style-name="OrgSrcBlockLastLine">(<text:span text:style-name="OrgSrcFontLockKeywordFace">setq</text:span><text:s/>org-odt-create-custom-styles-for-srcblocks<text:s/>nil)</text:p>
      <text:h text:style-name="Heading_20_1" text:outline-level="1"><text:bookmark-start text:name="org0c72ff1"/>Contents<text:bookmark-end text:name="org0c72ff1"/></text:h>
      <text:p text:style-name="OrgSrcBlock">(custom-set-variables</text:p>
      <text:p text:style-name="OrgSrcBlock"><text:s/><text:span text:style-name="OrgSrcFontLockCommentDelimiterFace">;;<text:s/></text:span><text:span text:style-name="OrgSrcFontLockCommentFace">enable<text:s/>these<text:s/>two<text:s/>if<text:s/>you<text:s/>have<text:s/>installed<text:s/>BasicODConverter<text:s/>and<text:s/>want</text:span></text:p>
      <text:p text:style-name="OrgSrcBlock"><text:s/><text:span text:style-name="OrgSrcFontLockCommentDelimiterFace">;;<text:s/></text:span><text:span text:style-name="OrgSrcFontLockCommentFace">to<text:s/>export<text:s/>directly<text:s/>to<text:s/>pdf<text:s/>via<text:s/>odt</text:span></text:p>
      <text:p text:style-name="OrgSrcBlock"><text:s/><text:span text:style-name="OrgSrcFontLockCommentDelimiterFace">;;<text:s/></text:span><text:span text:style-name="OrgSrcFontLockCommentFace">'(org-export-odt-preferred-output-format<text:s/>"pdf")<text:s/>;;</text:span></text:p>
      <text:p text:style-name="OrgSrcBlock"><text:s/><text:span text:style-name="OrgSrcFontLockCommentDelimiterFace">;;<text:s/></text:span><text:span text:style-name="OrgSrcFontLockCommentFace">'(org-export-odt-convert-process<text:s/>"BasicODConverter")</text:span></text:p>
      <text:p text:style-name="OrgSrcBlock"><text:s/>'(org-export-odt-table-styles</text:p>
      <text:p text:style-name="OrgSrcBlock"><text:s/><text:s/><text:s/>(<text:span text:style-name="OrgSrcFontLockKeywordFace">quote</text:span><text:s/>((<text:span text:style-name="OrgSrcFontLockStringFace">"OrgEquation"</text:span><text:s/><text:span text:style-name="OrgSrcFontLockStringFace">"OrgEquation"</text:span></text:p>
      <text:p text:style-name="OrgSrcBlock"><text:tab/><text:s/><text:s/><text:s/><text:s/>((use-first-column-styles<text:s/>.<text:s/>t)<text:s/>(use-last-column-styles<text:s/>.<text:s/>t)))</text:p>
      <text:p text:style-name="OrgSrcBlock"><text:tab/><text:s/><text:s/><text:s/>(<text:span text:style-name="OrgSrcFontLockStringFace">"TableWithHeaderRowAndColumn"</text:span><text:s/><text:span text:style-name="OrgSrcFontLockStringFace">"Custom"</text:span></text:p>
      <text:p text:style-name="OrgSrcBlock"><text:tab/><text:s/><text:s/><text:s/><text:s/>((use-first-row-styles<text:s/>.<text:s/>t)<text:s/>(use-first-column-styles<text:s/>.<text:s/>t)))</text:p>
      <text:p text:style-name="OrgSrcBlock"><text:tab/><text:s/><text:s/><text:s/>(<text:span text:style-name="OrgSrcFontLockStringFace">"TableWithFirstRowandLastRow"</text:span><text:s/><text:span text:style-name="OrgSrcFontLockStringFace">"Custom"</text:span></text:p>
      <text:p text:style-name="OrgSrcBlock"><text:tab/><text:s/><text:s/><text:s/><text:s/>((use-first-row-styles<text:s/>.<text:s/>t)<text:s/>(use-last-row-styles<text:s/>.<text:s/>t))))))</text:p>
      <text:p text:style-name="OrgSrcBlock"><text:s/>'(org-latex-to-mathml-convert-command<text:s/><text:span text:style-name="OrgSrcFontLockStringFace">"java<text:s/>-jar<text:s/>%j<text:s/>-unicode<text:s/>-force<text:s/>-df<text:s/>%o<text:s/>%I"</text:span>)</text:p>
      <text:p text:style-name="OrgSrcBlockLastLine"><text:s/>'(org-latex-to-mathml-jar-file<text:s/><text:span text:style-name="OrgSrcFontLockStringFace">"~/tmp-odt/mathtoweb.jar"</text:span>))</text:p>
      <text:p text:style-name="Listing">Listing <text:bookmark text:name="org17b0d2e"/><text:sequence text:ref-name="org17b0d2e" text:name="Listing" text:formula="ooow:Listing+1" style:num-format="1">1.1</text:sequence>: Style your tables</text:p>
      <!-- END: OFFICE:TEXT/CONTENTS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!-- Org Htmlfontify Styles -->
    <style:style style:name="OrgSrcFontLockStringFace" style:family="text">
      <style:text-properties fo:color="#4e9a06"/>
    </style:style>
    <style:style style:name="OrgSrcFontLockCommentFace" style:family="text">
      <style:text-properties fo:color="#204a87"/>
    </style:style>
    <style:style style:name="OrgSrcFontLockCommentDelimiterFace" style:family="text" style:parent-style-name="OrgSrcFontLockCommentFace">
      <style:text-properties fo:color="#204a87"/>
    </style:style>
    <style:style style:name="OrgSrcBlock" style:family="paragraph" style:parent-style-name="Preformatted_20_Text">
      <style:paragraph-properties fo:background-color="#ededed" fo:padding="0.049cm" fo:border="0.51pt solid #000000" style:shadow="none">
        <style:background-image/>
      </style:paragraph-properties>
      <style:text-properties fo:color="#2e3436"/>
    </style:style>
    <style:style style:name="OrgSrcFontLockKeywordFace" style:family="text">
      <style:text-properties fo:color="#a52a2a" fo:font-weight="700"/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!-- Org Htmlfontify Styles --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Landscape: Page layout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Endnotes & Footnotes: Page styles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